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,996,247,906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,591,623,596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,317,438,91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5,126,291,450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5,240,606,060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5,145,757,575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,980,000,000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,422,276,621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,368,398,047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,875,409,836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,532,969,034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,936,612,021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,626,380,435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,793,388,732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,484,092,538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,274,190,311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093,574,468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34,279,357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947,671,969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886,290,697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110,850,000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926,422,500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861,411,47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11:33.091924715</dc:date>
    <meta:editing-duration>PT6H3M28S</meta:editing-duration>
    <meta:editing-cycles>163</meta:editing-cycles>
    <meta:generator>LibreOffice/7.2.6.2$Linux_X86_64 LibreOffice_project/20$Build-2</meta:generator>
    <meta:document-statistic meta:table-count="1" meta:cell-count="48" meta:object-count="0"/>
  </office:meta>
</office:document-meta>
</file>